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, Courier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261in"/>
    </style:style>
    <style:style style:name="co2" style:family="table-column">
      <style:table-column-properties fo:break-before="auto" style:column-width="3.4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7016in"/>
    </style:style>
    <style:style style:name="ro1" style:family="table-row">
      <style:table-row-properties style:row-height="0.8335in" fo:break-before="auto" style:use-optimal-row-height="false"/>
    </style:style>
    <style:style style:name="ro2" style:family="table-row">
      <style:table-row-properties style:row-height="0.4071in" fo:break-before="auto" style:use-optimal-row-height="false"/>
    </style:style>
    <style:style style:name="ro3" style:family="table-row">
      <style:table-row-properties style:row-height="0.8591in" fo:break-before="auto" style:use-optimal-row-height="false"/>
    </style:style>
    <style:style style:name="ro4" style:family="table-row">
      <style:table-row-properties style:row-height="0.9457in" fo:break-before="auto" style:use-optimal-row-height="false"/>
    </style:style>
    <style:style style:name="ro5" style:family="table-row">
      <style:table-row-properties style:row-height="0.454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border="0.06pt solid #000000" style:vertical-align="top"/>
      <style:paragraph-properties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New" fo:font-size="13pt" fo:language="none" fo:country="none" fo:font-weight="normal" style:font-name-asian="Liberation Mono" style:font-size-asian="13pt" style:language-asian="none" style:country-asian="none" style:font-weight-asian="normal" style:font-name-complex="Courier New" style:font-size-complex="13pt" style:language-complex="none" style:country-complex="none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New" fo:font-size="13pt" fo:font-weight="normal" style:font-name-asian="Liberation Mono" style:font-size-asian="13pt" style:font-weight-asian="normal" style:font-name-complex="Courier New" style:font-size-complex="13pt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New" fo:font-size="10pt" fo:language="none" fo:country="none" fo:font-weight="normal" style:font-name-asian="Liberation Mono" style:font-size-asian="10pt" style:language-asian="none" style:country-asian="none" style:font-weight-asian="normal" style:font-name-complex="Courier New" style:font-size-complex="7.5pt" style:language-complex="none" style:country-complex="none" style:font-weight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 style:font-name="Courier New1" fo:font-size="13pt" fo:font-weight="normal" style:font-name-asian="Liberation Mono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New" fo:font-size="13pt" fo:language="none" fo:country="none" fo:font-weight="normal" style:font-name-asian="Liberation Mono" style:font-size-asian="13pt" style:language-asian="none" style:country-asian="none" style:font-weight-asian="bold" style:font-name-complex="Courier New" style:font-size-complex="13pt" style:language-complex="none" style:country-complex="none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 style:font-name="Courier New" fo:font-size="13pt" fo:font-weight="normal" style:font-name-asian="Liberation Mono" style:font-size-asian="13pt" style:font-weight-asian="normal" style:font-name-complex="Courier New" style:font-size-complex="13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normal" style:font-size-asian="13pt" style:font-weight-asian="normal" style:font-size-complex="13pt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New" fo:font-size="10pt" fo:font-weight="normal" style:font-name-asian="Liberation Mono" style:font-size-asian="10pt" style:font-weight-asian="normal" style:font-name-complex="Courier New" style:font-size-complex="7.5pt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New" fo:font-size="13pt" fo:font-weight="normal" style:font-name-asian="Liberation Mono" style:font-size-asian="13pt" style:font-weight-asian="bold" style:font-name-complex="Courier New" style:font-size-complex="13pt" style:font-weight-complex="normal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1" fo:font-size="10pt" fo:font-weight="normal" style:font-size-asian="10pt" style:font-weight-asian="normal" style:font-name-complex="Lucida Sans" style:font-size-complex="7.5pt" style:font-weight-complex="normal"/>
    </style:style>
    <style:style style:name="ce52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1" fo:font-size="14pt" fo:font-weight="normal" style:font-size-asian="14pt" style:font-weight-asian="normal" style:font-name-complex="Lucida Sans" style:font-size-complex="14pt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urier New" fo:font-size="13pt" fo:font-weight="normal" style:font-name-asian="Liberation Mono" style:font-size-asian="13pt" style:font-weight-asian="bold" style:font-name-complex="Courier New" style:font-size-complex="13pt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d2cd86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729fcf" style:font-name="Courier New" fo:font-size="13pt" fo:font-weight="normal" style:font-name-asian="Liberation Mono" style:font-size-asian="13pt" style:font-weight-asian="normal" style:font-name-complex="Courier New" style:font-size-complex="13pt" style:font-weight-complex="normal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color="#729fcf" style:font-name="Liberation Sans1" fo:font-size="12pt" fo:font-weight="bold" style:font-size-asian="12pt" style:font-weight-asian="bold" style:font-name-complex="Lucida Sans" style:font-size-complex="12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New" fo:font-size="14pt" fo:font-weight="normal" style:font-name-asian="Liberation Mono" style:font-size-asian="10pt" style:font-weight-asian="bold" style:font-name-complex="Courier New" style:font-size-complex="7.5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Liberation Sans1" fo:font-size="10pt" fo:font-weight="normal" style:font-size-asian="10pt" style:font-weight-asian="normal" style:font-name-complex="Lucida Sans" style:font-size-complex="7.5pt" style:font-weight-complex="normal"/>
    </style:style>
    <style:style style:name="ce2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in"/>
      <style:text-properties style:font-name="Courier New" fo:font-size="11pt" style:font-name-asian="Liberation Mono" style:font-size-asian="11pt" style:font-name-complex="Courier New" style:font-size-complex="11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New" fo:font-size="14pt" fo:language="none" fo:country="none" style:font-name-asian="Liberation Mono" style:font-size-asian="14pt" style:language-asian="none" style:country-asian="none" style:font-name-complex="Courier New" style:font-size-complex="14pt" style:language-complex="none" style:country-complex="non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4922" style:font-name="Courier New" fo:font-size="14pt" fo:language="none" fo:country="none" style:font-name-asian="Liberation Mono" style:font-size-asian="14pt" style:language-asian="none" style:country-asian="none" style:font-name-complex="Courier New" style:font-size-complex="14pt" style:language-complex="none" style:country-complex="non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d2cd86" style:font-name="Courier New" fo:language="none" fo:country="none" style:font-name-asian="Liberation Mono" style:language-asian="none" style:country-asian="none" style:font-name-complex="Courier New" style:font-size-complex="7.5pt" style:language-complex="none" style:country-complex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New" fo:font-size="13pt" fo:language="none" fo:country="none" style:font-name-asian="Liberation Mono" style:font-size-asian="13pt" style:language-asian="none" style:country-asian="none" style:font-name-complex="Courier New" style:font-size-complex="13pt" style:language-complex="none" style:country-complex="none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urier New" style:font-name-asian="Liberation Mono" style:font-name-complex="Courier New" style:font-size-complex="7.5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urier New" fo:font-size="13pt" style:font-name-asian="Liberation Mono" style:font-size-asian="13pt" style:font-name-complex="Courier New" style:font-size-complex="13pt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Courier New" fo:font-size="13pt" fo:language="none" fo:country="none" style:font-name-asian="Liberation Mono" style:font-size-asian="13pt" style:language-asian="none" style:country-asian="none" style:font-name-complex="Courier New" style:font-size-complex="13pt" style:language-complex="none" style:country-complex="none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Courier New" fo:font-size="12pt" fo:language="none" fo:country="none" style:font-name-asian="Liberation Mono" style:font-size-asian="12pt" style:language-asian="none" style:country-asian="none" style:font-name-complex="Courier New" style:font-size-complex="12pt" style:language-complex="none" style:country-complex="none"/>
    </style:style>
    <style:style style:name="T1" style:family="text">
      <style:text-properties fo:color="#c94922" fo:letter-spacing="normal" style:font-size-asian="10pt" style:font-size-complex="7.5pt" style:font-weight-complex="normal" style:font-style-complex="normal"/>
    </style:style>
    <style:style style:name="T2" style:family="text">
      <style:text-properties fo:letter-spacing="normal" style:font-size-asian="10pt" style:font-size-complex="7.5pt" style:font-weight-complex="normal" style:font-style-complex="normal"/>
    </style:style>
    <style:style style:name="T3" style:family="text">
      <style:text-properties fo:letter-spacing="normal" style:font-size-asian="10pt" style:font-size-complex="7.5pt" style:font-weight-complex="normal" style:font-style-complex="normal" fo:color="#c94922"/>
    </style:style>
    <style:style style:name="T4" style:family="text">
      <style:text-properties fo:color="#6679cc" fo:letter-spacing="normal" style:font-size-asian="10pt" style:font-size-complex="7.5pt" style:font-weight-complex="normal" style:font-style-complex="normal"/>
    </style:style>
    <style:style style:name="T5" style:family="text">
      <style:text-properties fo:color="#c94922" style:text-underline-style="none" style:text-underline-color="font-color" style:text-line-through-type="none" fo:font-style="normal" style:text-outline="false" fo:text-shadow="none" fo:letter-spacing="normal" style:text-line-through-mode="continuous" fo:language="fr" fo:country="FR" style:language-asian="zh" style:country-asian="CN" style:language-complex="hi" style:country-complex="IN" style:font-size-asian="10pt" style:font-size-complex="7.5pt" style:font-weight-asian="bold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fo:letter-spacing="normal" style:text-line-through-mode="continuous" fo:language="fr" fo:country="FR" style:language-asian="zh" style:country-asian="CN" style:language-complex="hi" style:country-complex="IN" style:font-size-asian="10pt" style:font-size-complex="7.5pt" style:font-weight-asian="bold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e6617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complex="Arial" style:font-size-asian="10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complex="Arial" style:font-size-asian="10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d1d1d1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complex="Arial" style:font-size-asian="10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b060b0"/>
    </style:style>
    <style:style style:name="T10" style:family="text">
      <style:text-properties fo:color="#6679cc" fo:font-size="13pt" fo:letter-spacing="normal" style:font-size-asian="13pt" style:font-size-complex="13pt" style:font-weight-asian="bold" style:font-weight-complex="normal" style:font-style-complex="normal"/>
    </style:style>
    <style:style style:name="T11" style:family="text">
      <style:text-properties fo:font-size="13pt" fo:letter-spacing="normal" style:font-size-asian="13pt" style:font-size-complex="13pt" style:font-weight-asian="bold" style:font-weight-complex="normal" style:font-style-complex="normal"/>
    </style:style>
    <style:style style:name="T12" style:family="text">
      <style:text-properties fo:font-size="13pt" fo:letter-spacing="normal" style:font-size-asian="13pt" style:font-size-complex="13pt" style:font-weight-asian="bold" style:font-weight-complex="normal" style:font-style-complex="normal" fo:color="#c94922"/>
    </style:style>
    <style:style style:name="T13" style:family="text">
      <style:text-properties fo:color="#c94922" fo:font-size="13pt" style:text-underline-style="none" style:text-underline-color="font-color" style:text-line-through-type="none" fo:font-style="normal" style:text-outline="false" fo:text-shadow="none" fo:letter-spacing="normal" style:text-line-through-mode="continuous" fo:language="fr" fo:country="FR" style:language-asian="zh" style:country-asian="CN" style:language-complex="hi" style:country-complex="IN" style:font-size-asian="13pt" style:font-size-complex="13pt" style:font-weight-asian="bold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3pt" style:text-underline-style="none" style:text-underline-color="font-color" style:text-line-through-type="none" fo:font-style="normal" style:text-outline="false" fo:text-shadow="none" fo:letter-spacing="normal" style:text-line-through-mode="continuous" fo:language="fr" fo:country="FR" style:language-asian="zh" style:country-asian="CN" style:language-complex="hi" style:country-complex="IN" style:font-size-asian="13pt" style:font-size-complex="13pt" style:font-weight-asian="bold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style-complex="normal" fo:letter-spacing="normal" style:font-name-complex="Courier New;Courier" style:font-size-asian="10pt" style:font-weight-asian="bold" style:font-weight-complex="normal" style:font-name="Courier New;Courier" style:font-name-asian="Liberation Mono;Courier New" fo:color="#c94922" fo:font-size="10pt" style:font-size-complex="7.5pt"/>
    </style:style>
    <style:style style:name="T16" style:family="text">
      <style:text-properties style:font-style-complex="normal" fo:letter-spacing="normal" style:font-name-complex="Courier New;Courier" style:font-size-asian="10pt" style:font-weight-asian="bold" style:font-weight-complex="normal" style:font-name="Courier New;Courier" style:font-name-asian="Liberation Mono;Courier New" fo:font-size="10pt" style:font-size-complex="7.5pt"/>
    </style:style>
    <style:style style:name="T17" style:family="text">
      <style:text-properties style:font-weight-asian="bold" style:font-name="Courier New;Courier" style:font-name-asian="Liberation Mono;Courier New" style:font-name-complex="Courier New;Courier" style:font-size-asian="10pt" style:font-weight-complex="normal" fo:color="#c94922" fo:letter-spacing="normal" fo:font-size="10pt" style:font-style-complex="normal" style:font-size-complex="7.5pt"/>
    </style:style>
    <style:style style:name="T18" style:family="text">
      <style:text-properties style:font-weight-asian="bold" style:font-name="Courier New;Courier" style:font-name-asian="Liberation Mono;Courier New" style:font-name-complex="Courier New;Courier" style:font-size-asian="10pt" style:font-weight-complex="normal" fo:letter-spacing="normal" fo:font-size="10pt" style:font-style-complex="normal" style:font-size-complex="7.5pt"/>
    </style:style>
    <style:style style:name="T19" style:family="text">
      <style:text-properties style:font-weight-asian="bold" style:font-name="Courier New;Courier" style:font-name-asian="Liberation Mono;Courier New" style:font-name-complex="Courier New;Courier" style:font-size-asian="10pt" style:font-weight-complex="normal" fo:letter-spacing="normal" fo:font-size="10pt" style:font-style-complex="normal" style:font-size-complex="7.5pt" fo:color="#c94922"/>
    </style:style>
    <style:style style:name="T20" style:family="text">
      <style:text-properties fo:color="#c94922" style:text-underline-style="none" style:text-underline-color="font-color" style:text-line-through-type="none" fo:font-style="normal" style:text-outline="false" fo:text-shadow="none" fo:letter-spacing="normal" style:text-line-through-mode="continuous" fo:language="fr" fo:country="FR" style:language-asian="zh" style:country-asian="CN" style:language-complex="hi" style:country-complex="IN" style:font-size-asian="10pt" style:font-size-complex="7.5pt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text-underline-style="none" style:text-underline-color="font-color" style:text-line-through-type="none" fo:font-style="normal" style:text-outline="false" fo:text-shadow="none" fo:letter-spacing="normal" style:text-line-through-mode="continuous" fo:language="fr" fo:country="FR" style:language-asian="zh" style:country-asian="CN" style:language-complex="hi" style:country-complex="IN" style:font-size-asian="10pt" style:font-size-complex="7.5pt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6679cc" style:text-underline-style="none" style:text-underline-color="font-color" style:text-line-through-type="none" fo:font-style="normal" style:text-outline="false" fo:text-shadow="none" fo:letter-spacing="normal" style:text-line-through-mode="continuous" fo:language="fr" fo:country="FR" style:language-asian="zh" style:country-asian="CN" style:language-complex="hi" style:country-complex="IN" style:font-size-asian="10pt" style:font-size-complex="7.5pt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text-underline-style="none" style:text-underline-color="font-color" style:text-line-through-type="none" fo:font-style="normal" style:text-outline="false" fo:text-shadow="none" fo:letter-spacing="normal" style:text-line-through-mode="continuous" fo:language="fr" fo:country="FR" style:language-asian="zh" style:country-asian="CN" style:language-complex="hi" style:country-complex="IN" style:font-size-asian="10pt" style:font-size-complex="7.5pt" style:font-weight-complex="normal" style:font-style-asian="normal" style:font-style-complex="normal" style:text-emphasize="none" style:font-relief="none" style:text-overline-style="none" style:text-overline-color="font-color" fo:color="#c94922"/>
    </style:style>
    <style:style style:name="T24" style:family="text">
      <style:text-properties fo:color="#c94922" fo:font-size="13pt" style:text-underline-style="none" style:text-underline-color="font-color" style:text-line-through-type="none" fo:font-style="normal" style:text-outline="false" fo:text-shadow="none" fo:letter-spacing="normal" style:text-line-through-mode="continuous" fo:language="fr" fo:country="FR" style:language-asian="zh" style:country-asian="CN" style:language-complex="hi" style:country-complex="IN" style:font-size-asian="13pt" style:font-size-complex="13pt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size="13pt" style:text-underline-style="none" style:text-underline-color="font-color" style:text-line-through-type="none" fo:font-style="normal" style:text-outline="false" fo:text-shadow="none" fo:letter-spacing="normal" style:text-line-through-mode="continuous" fo:language="fr" fo:country="FR" style:language-asian="zh" style:country-asian="CN" style:language-complex="hi" style:country-complex="IN" style:font-size-asian="13pt" style:font-size-complex="13pt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13pt" style:text-underline-style="none" style:text-underline-color="font-color" style:text-line-through-type="none" fo:font-style="normal" style:text-outline="false" fo:text-shadow="none" fo:letter-spacing="normal" style:text-line-through-mode="continuous" fo:language="fr" fo:country="FR" style:language-asian="zh" style:country-asian="CN" style:language-complex="hi" style:country-complex="IN" style:font-size-asian="13pt" style:font-size-complex="13pt" style:font-weight-complex="normal" style:font-style-asian="normal" style:font-style-complex="normal" style:text-emphasize="none" style:font-relief="none" style:text-overline-style="none" style:text-overline-color="font-color" fo:color="#6679cc"/>
    </style:style>
    <style:style style:name="T27" style:family="text">
      <style:text-properties fo:letter-spacing="normal" style:font-size-asian="10pt" style:font-size-complex="7.5pt" style:font-weight-complex="normal" style:font-style-complex="normal" fo:color="#c94922" style:font-name-asian="Liberation Mono;Courier New" fo:font-size="10pt" style:font-name="Courier New;Courier" style:font-name-complex="Courier New;Courier"/>
    </style:style>
    <style:style style:name="T28" style:family="text">
      <style:text-properties fo:letter-spacing="normal" style:font-size-asian="10pt" style:font-size-complex="7.5pt" style:font-weight-complex="normal" style:font-style-complex="normal" style:font-name-asian="Liberation Mono;Courier New" fo:font-size="10pt" style:font-name="Courier New;Courier" style:font-name-complex="Courier New;Courier" fo:color="#ac9739"/>
    </style:style>
    <style:style style:name="T29" style:family="text">
      <style:text-properties fo:letter-spacing="normal" style:font-size-asian="10pt" style:font-size-complex="7.5pt" style:font-weight-complex="normal" style:font-style-complex="normal" style:font-name-asian="Liberation Mono;Courier New" fo:font-size="10pt" style:font-name="Courier New;Courier" style:font-name-complex="Courier New;Courier" fo:color="#c94922"/>
    </style:style>
    <style:style style:name="T30" style:family="text">
      <style:text-properties fo:color="#c94922" style:font-name-asian="Liberation Mono;Courier New" style:font-size-asian="10pt" style:font-size-complex="7.5pt" fo:font-size="10pt" style:font-weight-complex="normal" fo:letter-spacing="normal" style:font-name="Courier New;Courier" style:font-style-complex="normal" style:font-name-complex="Courier New;Courier"/>
    </style:style>
    <style:style style:name="T31" style:family="text">
      <style:text-properties style:font-name-asian="Liberation Mono;Courier New" style:font-size-asian="10pt" style:font-size-complex="7.5pt" fo:font-size="10pt" style:font-weight-complex="normal" fo:letter-spacing="normal" style:font-name="Courier New;Courier" style:font-style-complex="normal" style:font-name-complex="Courier New;Courier" fo:color="#ac9739"/>
    </style:style>
    <style:style style:name="T32" style:family="text">
      <style:text-properties style:font-name-asian="Liberation Mono;Courier New" style:font-size-asian="10pt" style:font-size-complex="7.5pt" fo:font-size="10pt" style:font-weight-complex="normal" fo:letter-spacing="normal" style:font-name="Courier New;Courier" style:font-style-complex="normal" style:font-name-complex="Courier New;Courier" fo:color="#c94922"/>
    </style:style>
    <style:style style:name="T33" style:family="text">
      <style:text-properties style:font-style-complex="normal" style:text-underline-style="none" style:text-underline-color="font-color" style:text-line-through-type="none" fo:font-style="normal" style:text-outline="false" fo:text-shadow="none" style:letter-kerning="true" fo:letter-spacing="normal" fo:language="fr" fo:country="FR" style:font-name-complex="Courier New;Courier" style:font-size-asian="10pt" style:font-weight-asian="bold" style:font-weight-complex="normal" style:font-style-asian="normal" style:font-name="Courier New;Courier" style:text-emphasize="none" style:font-relief="none" style:text-overline-style="none" style:text-overline-color="font-color" fo:color="#c94922" style:font-name-asian="Liberation Mono;Courier New" style:font-size-complex="7.5pt"/>
    </style:style>
    <style:style style:name="T34" style:family="text">
      <style:text-properties style:font-style-complex="normal" style:text-underline-style="none" style:text-underline-color="font-color" style:text-line-through-type="none" fo:font-style="normal" style:text-outline="false" fo:text-shadow="none" style:letter-kerning="true" fo:letter-spacing="normal" fo:language="fr" fo:country="FR" style:font-name-complex="Courier New;Courier" style:font-size-asian="10pt" style:font-weight-asian="bold" style:font-weight-complex="normal" style:font-style-asian="normal" style:font-name="Courier New;Courier" style:text-emphasize="none" style:font-relief="none" style:text-overline-style="none" style:text-overline-color="font-color" style:font-name-asian="Liberation Mono;Courier New" style:font-size-complex="7.5pt" fo:color="#6679cc"/>
    </style:style>
    <style:style style:name="T35" style:family="text">
      <style:text-properties style:font-style-complex="normal" style:text-underline-style="none" style:text-underline-color="font-color" style:text-line-through-type="none" fo:font-style="normal" style:text-outline="false" fo:text-shadow="none" style:letter-kerning="true" fo:letter-spacing="normal" fo:language="fr" fo:country="FR" style:font-name-complex="Courier New;Courier" style:font-size-asian="10pt" style:font-weight-asian="bold" style:font-weight-complex="normal" style:font-style-asian="normal" style:font-name="Courier New;Courier" style:text-emphasize="none" style:font-relief="none" style:text-overline-style="none" style:text-overline-color="font-color" style:font-name-asian="Liberation Mono;Courier New" style:font-size-complex="7.5pt" fo:color="#c94922"/>
    </style:style>
    <style:style style:name="T36" style:family="text">
      <style:text-properties style:font-style-complex="normal" style:text-underline-style="none" style:text-underline-color="font-color" style:text-line-through-type="none" fo:font-style="normal" style:text-outline="false" fo:text-shadow="none" style:letter-kerning="true" fo:letter-spacing="normal" fo:language="fr" fo:country="FR" style:font-name-complex="Courier New;Courier" style:font-size-asian="10pt" style:font-weight-asian="bold" style:font-weight-complex="normal" style:font-style-asian="normal" style:font-name="Courier New;Courier" style:text-emphasize="none" style:font-relief="none" style:text-overline-style="none" style:text-overline-color="font-color" style:font-name-asian="Liberation Mono;Courier New" style:font-size-complex="7.5pt" fo:color="#ac9739"/>
    </style:style>
    <style:style style:name="T37" style:family="text">
      <style:text-properties style:font-size-complex="7.5pt" style:text-underline-style="none" style:text-underline-color="font-color" style:text-line-through-type="none" fo:font-style="normal" style:text-outline="false" fo:text-shadow="none" style:letter-kerning="true" style:font-name="Liberation Mono;Courier New" fo:language="fr" fo:country="FR" style:font-weight-asian="bold" style:font-weight-complex="normal" style:font-style-asian="normal" style:font-style-complex="normal" style:text-emphasize="none" style:font-relief="none" style:text-overline-style="none" style:text-overline-color="font-color" fo:color="#c94922" fo:letter-spacing="normal" style:font-name-asian="Liberation Mono;Courier New" style:font-size-asian="10pt"/>
    </style:style>
    <style:style style:name="T38" style:family="text">
      <style:text-properties style:font-size-complex="7.5pt" style:text-underline-style="none" style:text-underline-color="font-color" style:text-line-through-type="none" fo:font-style="normal" style:text-outline="false" fo:text-shadow="none" style:letter-kerning="true" fo:language="fr" fo:country="FR" style:font-weight-asian="bold" style:font-weight-complex="normal" style:font-style-asian="normal" style:font-style-complex="normal" style:text-emphasize="none" style:font-relief="none" style:text-overline-style="none" style:text-overline-color="font-color" fo:color="#c94922" fo:letter-spacing="normal" style:font-name-asian="Liberation Mono;Courier New" style:font-size-asian="10pt" style:font-name="Courier New;Courier" style:font-name-complex="Courier New;Courier"/>
    </style:style>
    <style:style style:name="T39" style:family="text">
      <style:text-properties style:font-weight-asian="bold" style:text-underline-style="none" style:text-underline-color="font-color" style:text-line-through-type="none" fo:font-style="normal" style:text-outline="false" fo:text-shadow="none" style:letter-kerning="true" style:font-name="Courier New;Courier" fo:language="fr" fo:country="FR" style:font-name-asian="Liberation Mono;Courier New" style:font-name-complex="Courier New;Courier" style:font-size-asian="10pt" style:font-style-asian="normal" style:font-weight-complex="normal" style:text-emphasize="none" style:font-relief="none" style:text-overline-style="none" style:text-overline-color="font-color" fo:color="#c94922" fo:letter-spacing="normal" style:font-style-complex="normal" style:font-size-complex="7.5pt"/>
    </style:style>
    <style:style style:name="T40" style:family="text">
      <style:text-properties style:font-weight-asian="bold" style:text-underline-style="none" style:text-underline-color="font-color" style:text-line-through-type="none" fo:font-style="normal" style:text-outline="false" fo:text-shadow="none" style:letter-kerning="true" style:font-name="Courier New;Courier" fo:language="fr" fo:country="FR" style:font-name-asian="Liberation Mono;Courier New" style:font-name-complex="Courier New;Courier" style:font-size-asian="10pt" style:font-style-asian="normal" style:font-weight-complex="normal" style:text-emphasize="none" style:font-relief="none" style:text-overline-style="none" style:text-overline-color="font-color" fo:letter-spacing="normal" style:font-style-complex="normal" style:font-size-complex="7.5pt" fo:color="#6679cc"/>
    </style:style>
    <style:style style:name="T41" style:family="text">
      <style:text-properties style:font-weight-asian="bold" style:text-underline-style="none" style:text-underline-color="font-color" style:text-line-through-type="none" fo:font-style="normal" style:text-outline="false" fo:text-shadow="none" style:letter-kerning="true" style:font-name="Courier New;Courier" fo:language="fr" fo:country="FR" style:font-name-asian="Liberation Mono;Courier New" style:font-name-complex="Courier New;Courier" style:font-size-asian="10pt" style:font-style-asian="normal" style:font-weight-complex="normal" style:text-emphasize="none" style:font-relief="none" style:text-overline-style="none" style:text-overline-color="font-color" fo:letter-spacing="normal" style:font-style-complex="normal" style:font-size-complex="7.5pt" fo:color="#c94922"/>
    </style:style>
    <style:style style:name="T42" style:family="text">
      <style:text-properties fo:color="#c94922" style:text-underline-style="none" style:text-underline-color="font-color" style:text-line-through-type="none" fo:font-style="normal" style:text-outline="false" fo:text-shadow="none" style:letter-kerning="true" fo:letter-spacing="normal" style:text-line-through-mode="continuous" fo:language="fr" fo:country="FR" style:language-asian="zh" style:country-asian="CN" style:language-complex="hi" style:country-complex="IN" style:font-size-asian="10pt" style:font-size-complex="7.5pt" style:font-weight-asian="bold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text-underline-style="none" style:text-underline-color="font-color" style:text-line-through-type="none" fo:font-style="normal" style:text-outline="false" fo:text-shadow="none" style:letter-kerning="true" fo:letter-spacing="normal" style:text-line-through-mode="continuous" fo:language="fr" fo:country="FR" style:language-asian="zh" style:country-asian="CN" style:language-complex="hi" style:country-complex="IN" style:font-size-asian="10pt" style:font-size-complex="7.5pt" style:font-weight-asian="bold" style:font-weight-complex="normal" style:font-style-asian="normal" style:font-style-complex="normal" style:text-emphasize="none" style:font-relief="none" style:text-overline-style="none" style:text-overline-color="font-color" fo:color="#ac9739"/>
    </style:style>
    <style:style style:name="T44" style:family="text">
      <style:text-properties style:text-underline-style="none" style:text-underline-color="font-color" style:text-line-through-type="none" fo:font-style="normal" style:text-outline="false" fo:text-shadow="none" style:letter-kerning="true" fo:letter-spacing="normal" style:text-line-through-mode="continuous" fo:language="fr" fo:country="FR" style:language-asian="zh" style:country-asian="CN" style:language-complex="hi" style:country-complex="IN" style:font-size-asian="10pt" style:font-size-complex="7.5pt" style:font-weight-asian="bold" style:font-weight-complex="normal" style:font-style-asian="normal" style:font-style-complex="normal" style:text-emphasize="none" style:font-relief="none" style:text-overline-style="none" style:text-overline-color="font-color" fo:color="#c94922"/>
    </style:style>
    <style:style style:name="T45" style:family="text">
      <style:text-properties fo:color="#c94922" fo:font-size="10pt" fo:font-weight="normal" style:text-underline-style="none" style:text-underline-color="font-color" style:text-line-through-type="none" fo:font-style="normal" style:text-outline="false" fo:text-shadow="none" style:letter-kerning="true" fo:letter-spacing="normal" style:text-line-through-mode="continuous" fo:language="fr" fo:country="FR" style:language-asian="zh" style:country-asian="CN" style:language-complex="hi" style:country-complex="IN" style:font-size-asian="10pt" style:font-size-complex="7.5pt" style:font-weight-asian="bold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text-underline-style="none" style:text-underline-color="font-color" style:text-line-through-type="none" fo:font-style="normal" style:text-outline="false" fo:text-shadow="none" style:letter-kerning="true" fo:letter-spacing="normal" style:text-line-through-mode="continuous" fo:language="fr" fo:country="FR" style:language-asian="zh" style:country-asian="CN" style:language-complex="hi" style:country-complex="IN" style:font-size-asian="10pt" style:font-size-complex="7.5pt" style:font-weight-asian="bold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Courier New;Courier" fo:color="#6679cc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iberation Mono;Courier New" style:font-name-complex="Courier New;Courier" fo:letter-spacing="normal" style:font-size-asian="13pt" style:font-size-complex="13pt" style:font-weight-asian="bold" style:font-style-asian="normal" style:font-weight-complex="normal" style:text-emphasize="none" style:font-relief="none" style:text-overline-style="none" style:text-overline-color="font-color" style:font-style-complex="normal"/>
    </style:style>
    <style:style style:name="T49" style:family="text">
      <style:text-properties style:font-name="Courier New;Courie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iberation Mono;Courier New" style:font-name-complex="Courier New;Courier" fo:letter-spacing="normal" style:font-size-asian="13pt" style:font-size-complex="13pt" style:font-weight-asian="bold" style:font-style-asian="normal" style:font-weight-complex="normal" style:text-emphasize="none" style:font-relief="none" style:text-overline-style="none" style:text-overline-color="font-color" style:font-style-complex="normal" fo:color="#c94922"/>
    </style:style>
    <style:style style:name="T5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iberation Mono;Courier New" style:font-name-complex="Courier New;Courier" fo:letter-spacing="normal" style:font-size-asian="13pt" style:font-size-complex="13pt" style:font-weight-asian="bold" style:font-style-asian="normal" style:font-weight-complex="normal" style:text-emphasize="none" style:font-relief="none" style:text-overline-style="none" style:text-overline-color="font-color" fo:font-size="13pt" style:font-style-complex="normal" fo:color="#c94922"/>
    </style:style>
    <style:style style:name="T5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iberation Mono;Courier New" style:font-name-complex="Courier New;Courier" fo:letter-spacing="normal" style:font-size-asian="13pt" style:font-size-complex="13pt" style:font-weight-asian="bold" style:font-style-asian="normal" style:font-weight-complex="normal" style:text-emphasize="none" style:font-relief="none" style:text-overline-style="none" style:text-overline-color="font-color" fo:font-size="13pt" style:font-style-complex="normal"/>
    </style:style>
    <style:style style:name="T52" style:family="text">
      <style:text-properties style:font-style-complex="normal" fo:letter-spacing="normal" style:font-name-complex="Courier New;Courier" style:font-size-asian="10pt" style:font-weight-asian="bold" style:font-weight-complex="normal" style:font-name-asian="Liberation Mono;Courier New" fo:color="#c94922" style:font-size-complex="7.5pt"/>
    </style:style>
    <style:style style:name="T53" style:family="text">
      <style:text-properties style:font-style-complex="normal" fo:letter-spacing="normal" style:font-name-complex="Courier New;Courier" style:font-size-asian="10pt" style:font-weight-asian="bold" style:font-weight-complex="normal" style:font-name-asian="Liberation Mono;Courier New" style:font-size-complex="7.5pt"/>
    </style:style>
    <style:style style:name="T54" style:family="text">
      <style:text-properties style:font-weight-asian="bold" style:font-name-asian="Liberation Mono;Courier New" style:font-name-complex="Courier New;Courier" style:font-size-asian="10pt" style:font-weight-complex="normal" fo:color="#c94922" fo:letter-spacing="normal" style:font-style-complex="normal" style:font-size-complex="7.5pt"/>
    </style:style>
    <style:style style:name="T55" style:family="text">
      <style:text-properties style:font-weight-asian="bold" style:font-name-asian="Liberation Mono;Courier New" style:font-name-complex="Courier New;Courier" style:font-size-asian="10pt" style:font-weight-complex="normal" fo:letter-spacing="normal" style:font-style-complex="normal" style:font-size-complex="7.5pt"/>
    </style:style>
    <style:style style:name="T56" style:family="text">
      <style:text-properties style:font-weight-asian="bold" style:font-name-asian="Liberation Mono;Courier New" style:font-name-complex="Courier New;Courier" style:font-size-asian="10pt" style:font-weight-complex="normal" fo:letter-spacing="normal" style:font-style-complex="normal" style:font-size-complex="7.5pt" fo:color="#c94922"/>
    </style:style>
    <style:style style:name="T57" style:family="text">
      <style:text-properties fo:color="#c94922" fo:letter-spacing="normal" style:font-name-asian="Liberation Mono;Courier New" style:font-name-complex="Courier New;Courier" style:font-size-asian="10pt" style:font-size-complex="7.5pt" style:font-weight-complex="normal" style:font-style-complex="normal"/>
    </style:style>
    <style:style style:name="T58" style:family="text">
      <style:text-properties fo:letter-spacing="normal" style:font-name-asian="Liberation Mono;Courier New" style:font-name-complex="Courier New;Courier" style:font-size-asian="10pt" style:font-size-complex="7.5pt" style:font-weight-complex="normal" style:font-style-complex="normal" fo:color="#ac9739"/>
    </style:style>
    <style:style style:name="T59" style:family="text">
      <style:text-properties fo:letter-spacing="normal" style:font-name-asian="Liberation Mono;Courier New" style:font-name-complex="Courier New;Courier" style:font-size-asian="10pt" style:font-size-complex="7.5pt" style:font-weight-complex="normal" style:font-style-complex="normal" fo:color="#c94922"/>
    </style:style>
    <style:style style:name="T60" style:family="text">
      <style:text-properties fo:color="#c94922" fo:letter-spacing="normal" style:font-name-asian="Liberation Mono;Courier New" style:font-size-asian="10pt" style:font-name-complex="Courier New;Courier" style:font-weight-complex="normal" style:font-style-complex="normal" style:font-size-complex="7.5pt"/>
    </style:style>
    <style:style style:name="T61" style:family="text">
      <style:text-properties fo:letter-spacing="normal" style:font-name-asian="Liberation Mono;Courier New" style:font-size-asian="10pt" style:font-name-complex="Courier New;Courier" style:font-weight-complex="normal" style:font-style-complex="normal" style:font-size-complex="7.5pt" fo:color="#ac9739"/>
    </style:style>
    <style:style style:name="T62" style:family="text">
      <style:text-properties fo:letter-spacing="normal" style:font-name-asian="Liberation Mono;Courier New" style:font-size-asian="10pt" style:font-name-complex="Courier New;Courier" style:font-weight-complex="normal" style:font-style-complex="normal" style:font-size-complex="7.5pt" fo:color="#c94922"/>
    </style:style>
    <style:style style:name="T63" style:family="text">
      <style:text-properties fo:color="#c94922" fo:font-size="10pt" fo:letter-spacing="normal" style:font-name-asian="Liberation Mono;Courier New" style:font-size-asian="10pt" style:font-name-complex="Courier New;Courier" style:font-weight-complex="normal" style:font-style-complex="normal" style:font-size-complex="7.5pt"/>
    </style:style>
    <style:style style:name="T64" style:family="text">
      <style:text-properties fo:font-size="10pt" fo:letter-spacing="normal" style:font-name-asian="Liberation Mono;Courier New" style:font-size-asian="10pt" style:font-name-complex="Courier New;Courier" style:font-weight-complex="normal" style:font-style-complex="normal" style:font-size-complex="7.5pt" fo:color="#ac9739"/>
    </style:style>
    <style:style style:name="T65" style:family="text">
      <style:text-properties fo:font-size="10pt" fo:letter-spacing="normal" style:font-name-asian="Liberation Mono;Courier New" style:font-size-asian="10pt" style:font-name-complex="Courier New;Courier" style:font-weight-complex="normal" style:font-style-complex="normal" style:font-size-complex="7.5pt" fo:color="#c94922"/>
    </style:style>
    <style:style style:name="T66" style:family="text">
      <style:text-properties fo:color="#c94922" fo:font-size="10pt" fo:letter-spacing="normal" style:font-name-asian="Liberation Mono;Courier New" style:font-name-complex="Courier New;Courier" style:font-size-asian="10pt" style:font-size-complex="7.5pt" style:font-weight-complex="normal" style:font-style-complex="normal"/>
    </style:style>
    <style:style style:name="T67" style:family="text">
      <style:text-properties fo:font-size="10pt" fo:letter-spacing="normal" style:font-name-asian="Liberation Mono;Courier New" style:font-name-complex="Courier New;Courier" style:font-size-asian="10pt" style:font-size-complex="7.5pt" style:font-weight-complex="normal" style:font-style-complex="normal" fo:color="#ac9739"/>
    </style:style>
    <style:style style:name="T68" style:family="text">
      <style:text-properties fo:font-size="10pt" fo:letter-spacing="normal" style:font-name-asian="Liberation Mono;Courier New" style:font-name-complex="Courier New;Courier" style:font-size-asian="10pt" style:font-size-complex="7.5pt" style:font-weight-complex="normal" style:font-style-complex="normal" fo:color="#c94922"/>
    </style:style>
    <style:style style:name="T69" style:family="text">
      <style:text-properties fo:font-size="10pt" fo:letter-spacing="normal" style:font-name-asian="Liberation Mono;Courier New" style:font-name-complex="Courier New;Courier" style:font-size-asian="10pt" style:font-size-complex="7.5pt" style:font-weight-complex="normal" style:font-style-complex="normal" fo:color="#c94922" style:font-name="Courier New;Courier"/>
    </style:style>
    <style:style style:name="T70" style:family="text">
      <style:text-properties fo:font-size="10pt" fo:letter-spacing="normal" style:font-name-asian="Liberation Mono;Courier New" style:font-name-complex="Courier New;Courier" style:font-size-asian="10pt" style:font-size-complex="7.5pt" style:font-weight-complex="normal" style:font-style-complex="normal" style:font-name="Courier New;Courier" fo:color="#ac9739"/>
    </style:style>
    <style:style style:name="T71" style:family="text">
      <style:text-properties fo:font-size="10pt" fo:letter-spacing="normal" style:font-name-asian="Liberation Mono;Courier New" style:font-name-complex="Courier New;Courier" style:font-size-asian="10pt" style:font-size-complex="7.5pt" style:font-weight-complex="normal" style:font-style-complex="normal" style:font-name="Courier New;Courier" fo:color="#c94922"/>
    </style:style>
    <style:style style:name="T72" style:family="text">
      <style:text-properties style:font-size-complex="7.5pt" fo:font-size="10pt" fo:letter-spacing="normal" style:font-name-complex="Courier New;Courier" style:font-name-asian="Liberation Mono;Courier New" style:font-weight-complex="normal" style:font-style-complex="normal" style:font-size-asian="10pt" fo:color="#c94922" style:font-name="Liberation Mono;Courier New"/>
    </style:style>
    <style:style style:name="T73" style:family="text">
      <style:text-properties style:font-size-complex="7.5pt" fo:font-size="10pt" fo:letter-spacing="normal" style:font-name-complex="Courier New;Courier" style:font-name-asian="Liberation Mono;Courier New" style:font-weight-complex="normal" style:font-style-complex="normal" style:font-size-asian="10pt" fo:color="#c94922" style:font-name="Courier New;Courier"/>
    </style:style>
    <style:style style:name="T74" style:family="text">
      <style:text-properties style:font-size-complex="7.5pt" fo:font-size="10pt" fo:letter-spacing="normal" style:font-name-complex="Courier New;Courier" style:font-name-asian="Liberation Mono;Courier New" style:font-weight-complex="normal" style:font-style-complex="normal" style:font-size-asian="10pt" style:font-name="Courier New;Courier" fo:color="#ac9739"/>
    </style:style>
    <style:style style:name="T75" style:family="text">
      <style:text-properties style:font-size-complex="7.5pt" fo:font-size="10pt" fo:letter-spacing="normal" style:font-name-complex="Courier New;Courier" style:font-name-asian="Liberation Mono;Courier New" style:font-weight-complex="normal" style:font-style-complex="normal" style:font-size-asian="10pt" style:font-name="Courier New;Courier" fo:color="#c94922"/>
    </style:style>
    <style:style style:name="T7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ercice" table:style-name="ta1">
        <table:table-column table:style-name="co1" table:default-cell-style-name="ce41"/>
        <table:table-column table:style-name="co2" table:default-cell-style-name="ce50"/>
        <table:table-row table:style-name="ro1">
          <table:table-cell table:style-name="ce1" office:value-type="string" calcext:value-type="string">
            <text:p>Remplir les cases vides. Si aucune balise html n’est précisée dans le </text:p>
            <text:p>sélecteur CSS utiliser une balise &lt;div&gt;, &lt;span&gt; ou la bonne balise pour le HTML ciblé.</text:p>
          </table:table-cell>
          <table:table-cell table:style-name="ce15"/>
        </table:table-row>
        <table:table-row table:style-name="ro2">
          <table:table-cell table:style-name="ce2" office:value-type="string" calcext:value-type="string">
            <text:p>Sélecteur CSS</text:p>
          </table:table-cell>
          <table:table-cell table:style-name="ce2" office:value-type="string" calcext:value-type="string">
            <text:p>HTML ciblé</text:p>
          </table:table-cell>
        </table:table-row>
        <table:table-row table:style-name="ro3">
          <table:table-cell table:style-name="ce40" office:value-type="string" calcext:value-type="string">
            <text:p><text:span text:style-name="T1">.mon-icone</text:span><text:span text:style-name="T2">, </text:span><text:span text:style-name="T3">.ma-class</text:span><text:span text:style-name="T2"> {}</text:span></text:p>
          </table:table-cell>
          <table:table-cell table:style-name="ce20" office:value-type="string" calcext:value-type="string">
            <text:p><text:span text:style-name="T27">&lt;div class=</text:span><text:span text:style-name="T28">"mon-icone"</text:span><text:span text:style-name="T29">&gt;&lt;/div&gt;</text:span></text:p>
            <text:p><text:span text:style-name="T30">&lt;section class=</text:span><text:span text:style-name="T31">"ma-classe"</text:span><text:span text:style-name="T32">&gt;&lt;/section&gt;</text:span></text:p>
          </table:table-cell>
        </table:table-row>
        <table:table-row table:style-name="ro3">
          <table:table-cell table:style-name="ce40" office:value-type="string" calcext:value-type="string">
            <text:p><text:span text:style-name="T4">nav</text:span><text:span text:style-name="T3">.navigation-principale</text:span><text:span text:style-name="T2"> {}</text:span></text:p>
          </table:table-cell>
          <table:table-cell table:style-name="ce52"/>
        </table:table-row>
        <table:table-row table:style-name="ro3">
          <table:table-cell office:value-type="string" calcext:value-type="string">
            <text:p><text:span text:style-name="T5">#main</text:span><text:span text:style-name="T6"> {}</text:span></text:p>
          </table:table-cell>
          <table:table-cell/>
        </table:table-row>
        <table:table-row table:style-name="ro3">
          <table:table-cell table:style-name="ce42"/>
          <table:table-cell table:style-name="ce22" office:value-type="string" calcext:value-type="string">
            <text:p><text:span text:style-name="T33">&lt;</text:span><text:span text:style-name="T34">select</text:span><text:span text:style-name="T35"> </text:span><text:span text:style-name="T34">class</text:span><text:span text:style-name="T35">=</text:span><text:span text:style-name="T36">"liste-pays"</text:span><text:span text:style-name="T35">&gt;</text:span></text:p>
            <text:p><text:span text:style-name="T37">  </text:span><text:span text:style-name="T38">[...]</text:span></text:p>
            <text:p><text:span text:style-name="T39">&lt;/</text:span><text:span text:style-name="T40">select</text:span><text:span text:style-name="T41">&gt;</text:span></text:p>
          </table:table-cell>
        </table:table-row>
        <table:table-row table:style-name="ro3">
          <table:table-cell table:style-name="ce43"/>
          <table:table-cell table:style-name="ce17" office:value-type="string" calcext:value-type="string">
            <text:p><text:span text:style-name="T42">&lt;span class=</text:span><text:span text:style-name="T43">"chihuahua"</text:span><text:span text:style-name="T44">&gt;</text:span></text:p>
            <text:p><text:span text:style-name="T45">[…]</text:span></text:p>
            <text:p><text:span text:style-name="T42">&lt;/span&gt;</text:span></text:p>
          </table:table-cell>
        </table:table-row>
        <table:table-row table:style-name="ro3">
          <table:table-cell table:style-name="ce44" office:value-type="string" calcext:value-type="string">
            <text:p><text:span text:style-name="T7">aside</text:span><text:span text:style-name="T8"> </text:span><text:span text:style-name="T9">{}</text:span></text:p>
          </table:table-cell>
          <table:table-cell/>
        </table:table-row>
        <table:table-row table:style-name="ro3">
          <table:table-cell table:style-name="ce45" office:value-type="string" calcext:value-type="string">
            <text:p><text:span text:style-name="T10">li</text:span><text:span text:style-name="T11"> </text:span><text:span text:style-name="T12">.lien-externe</text:span><text:span text:style-name="T11"> {}</text:span></text:p>
          </table:table-cell>
          <table:table-cell table:style-name="ce18"/>
        </table:table-row>
        <table:table-row table:style-name="ro3">
          <table:table-cell table:style-name="ce46" office:value-type="string" calcext:value-type="string">
            <text:p><text:span text:style-name="T13">.lien-bleu</text:span><text:span text:style-name="T14"> {}</text:span></text:p>
          </table:table-cell>
          <table:table-cell/>
        </table:table-row>
        <table:table-row table:style-name="ro3">
          <table:table-cell table:style-name="ce47" office:value-type="string" calcext:value-type="string">
            <text:p><text:span text:style-name="T15">.nouvelle.internationale</text:span><text:span text:style-name="T16">, </text:span></text:p>
            <text:p><text:span text:style-name="T17">.commentaire</text:span><text:span text:style-name="T18"> </text:span><text:span text:style-name="T19">.cache</text:span><text:span text:style-name="T18"> {}</text:span></text:p>
          </table:table-cell>
          <table:table-cell/>
        </table:table-row>
        <table:table-row table:style-name="ro3">
          <table:table-cell table:style-name="ce43"/>
          <table:table-cell table:style-name="ce19" office:value-type="string" calcext:value-type="string">
            <text:p><text:span text:style-name="T42">&lt;article class=</text:span><text:span text:style-name="T43">"commentaire"</text:span><text:span text:style-name="T44">&gt;</text:span></text:p>
            <text:p><text:span text:style-name="T46">[...]</text:span></text:p>
            <text:p><text:span text:style-name="T42">&lt;/article&gt;</text:span></text:p>
          </table:table-cell>
        </table:table-row>
        <table:table-row table:style-name="ro3">
          <table:table-cell table:style-name="ce48" office:value-type="string" calcext:value-type="string">
            <text:p><text:span text:style-name="T20">.galerie</text:span><text:span text:style-name="T21"> {}</text:span></text:p>
          </table:table-cell>
          <table:table-cell/>
        </table:table-row>
        <table:table-row table:style-name="ro3">
          <table:table-cell table:style-name="ce49" office:value-type="string" calcext:value-type="string">
            <text:p><text:span text:style-name="T5">.img-responsive</text:span><text:span text:style-name="T6"> {}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22">video</text:span><text:span text:style-name="T23">.youtube</text:span><text:span text:style-name="T21"> {}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22">label</text:span><text:span text:style-name="T23">.requis</text:span><text:span text:style-name="T21"> {}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24">.contact</text:span><text:span text:style-name="T25"> </text:span><text:span text:style-name="T26">textarea</text:span><text:span text:style-name="T25"> {}</text:span></text:p>
          </table:table-cell>
          <table:table-cell/>
        </table:table-row>
        <table:table-row table:style-name="ro4">
          <table:table-cell table:style-name="ce50"/>
          <table:table-cell table:style-name="ce56" office:value-type="string" calcext:value-type="string">
            <text:p/>
            <text:p/>
          </table:table-cell>
        </table:table-row>
        <table:table-row table:style-name="ro5" table:number-rows-repeated="2">
          <table:table-cell table:style-name="ce50"/>
          <table:table-cell/>
        </table:table-row>
        <table:table-row table:style-name="ro5">
          <table:table-cell table:style-name="ce50"/>
          <table:table-cell/>
        </table:table-row>
      </table:table>
      <table:table table:name="solution" table:style-name="ta1">
        <table:table-column table:style-name="co1" table:default-cell-style-name="ce41"/>
        <table:table-column table:style-name="co2" table:default-cell-style-name="ce50"/>
        <table:table-column table:style-name="co4" table:default-cell-style-name="Default"/>
        <table:table-row table:style-name="ro1">
          <table:table-cell table:style-name="ce1" office:value-type="string" calcext:value-type="string">
            <text:p><text:span text:style-name="T47">Remplir les cases vides. Si aucune balise html n’est précisée dans le </text:span></text:p>
            <text:p><text:span text:style-name="T47">sélecteur CSS utiliser une balise &lt;div&gt;, &lt;span&gt; ou la bonne balise pour le HTML ciblé.</text:span></text:p>
          </table:table-cell>
          <table:table-cell table:style-name="ce15"/>
          <table:table-cell/>
        </table:table-row>
        <table:table-row table:style-name="ro2">
          <table:table-cell table:style-name="ce2" office:value-type="string" calcext:value-type="string">
            <text:p>Sélecteur CSS</text:p>
          </table:table-cell>
          <table:table-cell table:style-name="ce2" office:value-type="string" calcext:value-type="string">
            <text:p>HTML ciblé</text:p>
          </table:table-cell>
          <table:table-cell/>
        </table:table-row>
        <table:table-row table:style-name="ro3">
          <table:table-cell table:style-name="ce40" office:value-type="string" calcext:value-type="string">
            <text:p><text:span text:style-name="T1">.mon-icone</text:span><text:span text:style-name="T2">, </text:span><text:span text:style-name="T3">.ma-class</text:span><text:span text:style-name="T2"> {}</text:span></text:p>
          </table:table-cell>
          <table:table-cell table:style-name="ce28" office:value-type="string" calcext:value-type="string">
            <text:p><text:span text:style-name="T27">&lt;div class=</text:span><text:span text:style-name="T28">"mon-icone"</text:span><text:span text:style-name="T29">&gt;&lt;/div&gt;</text:span></text:p>
            <text:p><text:span text:style-name="T30">&lt;section class=</text:span><text:span text:style-name="T31">"ma-classe"</text:span><text:span text:style-name="T32">&gt;&lt;/section&gt;</text:span></text:p>
          </table:table-cell>
          <table:table-cell/>
        </table:table-row>
        <table:table-row table:style-name="ro3">
          <table:table-cell table:style-name="ce40" office:value-type="string" calcext:value-type="string">
            <text:p><text:span text:style-name="T4">nav</text:span><text:span text:style-name="T3">.navigation-principale</text:span><text:span text:style-name="T2"> {}</text:span></text:p>
          </table:table-cell>
          <table:table-cell table:style-name="ce29" office:value-type="string" calcext:value-type="string">
            <text:p><text:span text:style-name="T57">&lt;nav class=</text:span><text:span text:style-name="T58">"navigation-principale"</text:span><text:span text:style-name="T59">&gt;</text:span></text:p>
            <text:p><text:span text:style-name="T59">&lt;/nav&gt;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5">#main</text:span><text:span text:style-name="T6"> {}</text:span></text:p>
          </table:table-cell>
          <table:table-cell table:style-name="ce30" office:value-type="string" calcext:value-type="string">
            <text:p><text:span text:style-name="T60">&lt;div id=</text:span><text:span text:style-name="T61">"main"</text:span><text:span text:style-name="T62">&gt;&lt;/div&gt;</text:span></text:p>
          </table:table-cell>
          <table:table-cell/>
        </table:table-row>
        <table:table-row table:style-name="ro3">
          <table:table-cell table:style-name="ce45" office:value-type="string" calcext:value-type="string">
            <text:p><text:span text:style-name="T48">select</text:span><text:span text:style-name="T49">.liste-pays</text:span></text:p>
          </table:table-cell>
          <table:table-cell table:style-name="ce22" office:value-type="string" calcext:value-type="string">
            <text:p><text:span text:style-name="T33">&lt;</text:span><text:span text:style-name="T34">select</text:span><text:span text:style-name="T35"> </text:span><text:span text:style-name="T34">class</text:span><text:span text:style-name="T35">=</text:span><text:span text:style-name="T36">"liste-pays"</text:span><text:span text:style-name="T35">&gt;</text:span></text:p>
            <text:p><text:span text:style-name="T37">  </text:span><text:span text:style-name="T38">[...]</text:span></text:p>
            <text:p><text:span text:style-name="T39">&lt;/</text:span><text:span text:style-name="T40">select</text:span><text:span text:style-name="T41">&gt;</text:span></text:p>
          </table:table-cell>
          <table:table-cell/>
        </table:table-row>
        <table:table-row table:style-name="ro3">
          <table:table-cell table:style-name="ce45" office:value-type="string" calcext:value-type="string">
            <text:p><text:span text:style-name="T50">.chihuahua</text:span><text:span text:style-name="T51"> {}</text:span></text:p>
          </table:table-cell>
          <table:table-cell table:style-name="ce17" office:value-type="string" calcext:value-type="string">
            <text:p><text:span text:style-name="T42">&lt;span class=</text:span><text:span text:style-name="T43">"chihuahua"</text:span><text:span text:style-name="T44">&gt;</text:span></text:p>
            <text:p><text:span text:style-name="T45">[…]</text:span></text:p>
            <text:p><text:span text:style-name="T42">&lt;/span&gt;</text:span></text:p>
          </table:table-cell>
          <table:table-cell/>
        </table:table-row>
        <table:table-row table:style-name="ro3">
          <table:table-cell table:style-name="ce44" office:value-type="string" calcext:value-type="string">
            <text:p><text:span text:style-name="T7">aside</text:span><text:span text:style-name="T8"> </text:span><text:span text:style-name="T9">{}</text:span></text:p>
          </table:table-cell>
          <table:table-cell table:style-name="ce31" office:value-type="string" calcext:value-type="string">
            <text:p>&lt;aside&gt;&lt;/aside&gt;</text:p>
          </table:table-cell>
          <table:table-cell/>
        </table:table-row>
        <table:table-row table:style-name="ro3">
          <table:table-cell table:style-name="ce45" office:value-type="string" calcext:value-type="string">
            <text:p><text:span text:style-name="T10">li</text:span><text:span text:style-name="T11"> </text:span><text:span text:style-name="T12">.lien-externe</text:span><text:span text:style-name="T11"> {}</text:span></text:p>
          </table:table-cell>
          <table:table-cell table:style-name="ce32" office:value-type="string" calcext:value-type="string">
            <text:p><text:span text:style-name="T63">&lt;li&gt;</text:span></text:p>
            <text:p><text:span text:style-name="T63">&lt;a class=</text:span><text:span text:style-name="T64">"lien-externe"</text:span><text:span text:style-name="T65">&gt;HELLO&lt;/a&gt;</text:span></text:p>
            <text:p><text:span text:style-name="T65">&lt;/li&gt;</text:span></text:p>
          </table:table-cell>
          <table:table-cell office:value-type="string" calcext:value-type="string">
            <text:p>Faire bien attention à utiliser </text:p>
            <text:p>une balise &lt;a&gt; dans la structure html car le non de classe indique</text:p>
            <text:p>clairement un lien et les liens sont représentés par la balise &lt;a&gt;</text:p>
          </table:table-cell>
        </table:table-row>
        <table:table-row table:style-name="ro3">
          <table:table-cell table:style-name="ce46" office:value-type="string" calcext:value-type="string">
            <text:p><text:span text:style-name="T13">.lien-bleu</text:span><text:span text:style-name="T14"> {}</text:span></text:p>
          </table:table-cell>
          <table:table-cell table:style-name="ce33" office:value-type="string" calcext:value-type="string">
            <text:p><text:span text:style-name="T60">&lt;a class=</text:span><text:span text:style-name="T61">"lien-bleu"</text:span><text:span text:style-name="T62">&gt;&lt;/a&gt;</text:span></text:p>
          </table:table-cell>
          <table:table-cell office:value-type="string" calcext:value-type="string">
            <text:p><text:span text:style-name="T76">Faire bien attention à utiliser </text:span></text:p>
            <text:p><text:span text:style-name="T76">une balise &lt;a&gt; dans la structure html car le non de classe indique</text:span></text:p>
            <text:p><text:span text:style-name="T76">clairement un lien et les liens sont représentés par la balise &lt;a&gt;</text:span></text:p>
          </table:table-cell>
        </table:table-row>
        <table:table-row table:style-name="ro3">
          <table:table-cell table:style-name="ce27" office:value-type="string" calcext:value-type="string">
            <text:p><text:span text:style-name="T52">.nouvelle.internationale</text:span><text:span text:style-name="T53">, </text:span></text:p>
            <text:p><text:span text:style-name="T54">.commentaire</text:span><text:span text:style-name="T55"> </text:span><text:span text:style-name="T56">.cache</text:span><text:span text:style-name="T55"> {}</text:span></text:p>
          </table:table-cell>
          <table:table-cell table:style-name="ce34" office:value-type="string" calcext:value-type="string">
            <text:p><text:span text:style-name="T66">&lt;div class=</text:span><text:span text:style-name="T67">"nouvelle internationale"</text:span><text:span text:style-name="T68">&gt;</text:span></text:p>
            <text:p><text:span text:style-name="T68">&lt;/div&gt;</text:span></text:p>
            <text:p><text:span text:style-name="T69">&lt;div class=</text:span><text:span text:style-name="T70">"commentaire"</text:span><text:span text:style-name="T71">&gt;</text:span></text:p>
            <text:p><text:span text:style-name="T72">    </text:span><text:span text:style-name="T73">&lt;div class=</text:span><text:span text:style-name="T74">"cache"</text:span><text:span text:style-name="T75">&gt;&lt;/div&gt;</text:span></text:p>
            <text:p><text:span text:style-name="T68">&lt;/div&gt;</text:span></text:p>
          </table:table-cell>
          <table:table-cell/>
        </table:table-row>
        <table:table-row table:style-name="ro3">
          <table:table-cell table:style-name="ce45" office:value-type="string" calcext:value-type="string">
            <text:p><text:span text:style-name="T50">.commentaire</text:span><text:span text:style-name="T51"> {}</text:span></text:p>
          </table:table-cell>
          <table:table-cell table:style-name="ce19" office:value-type="string" calcext:value-type="string">
            <text:p><text:span text:style-name="T42">&lt;article class=</text:span><text:span text:style-name="T43">"commentaire"</text:span><text:span text:style-name="T44">&gt;</text:span></text:p>
            <text:p><text:span text:style-name="T46">[...]</text:span></text:p>
            <text:p><text:span text:style-name="T42">&lt;/article&gt;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20">.galerie</text:span><text:span text:style-name="T21"> {}</text:span></text:p>
          </table:table-cell>
          <table:table-cell table:style-name="ce33" office:value-type="string" calcext:value-type="string">
            <text:p><text:span text:style-name="T60">&lt;div class=</text:span><text:span text:style-name="T61">"galerie"</text:span><text:span text:style-name="T62">&gt;&lt;/div&gt;</text:span></text:p>
          </table:table-cell>
          <table:table-cell/>
        </table:table-row>
        <table:table-row table:style-name="ro3">
          <table:table-cell table:style-name="ce49" office:value-type="string" calcext:value-type="string">
            <text:p><text:span text:style-name="T5">.img-responsive</text:span><text:span text:style-name="T6"> {}</text:span></text:p>
          </table:table-cell>
          <table:table-cell table:style-name="ce35" office:value-type="string" calcext:value-type="string">
            <text:p><text:span text:style-name="T57">&lt;img src=</text:span><text:span text:style-name="T58">""</text:span><text:span text:style-name="T59"> alt=</text:span><text:span text:style-name="T58">""</text:span><text:span text:style-name="T59"> </text:span></text:p>
            <text:p><text:span text:style-name="T59">class=</text:span><text:span text:style-name="T58">"img-responsive"</text:span><text:span text:style-name="T59">&gt;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22">video</text:span><text:span text:style-name="T23">.youtube</text:span><text:span text:style-name="T21"> {}</text:span></text:p>
          </table:table-cell>
          <table:table-cell table:style-name="ce36" office:value-type="string" calcext:value-type="string">
            <text:p><text:span text:style-name="T60">&lt;video src=</text:span><text:span text:style-name="T61">""</text:span><text:span text:style-name="T62"> class=</text:span><text:span text:style-name="T61">"youtube"</text:span><text:span text:style-name="T62">&gt;</text:span></text:p>
            <text:p><text:span text:style-name="T62">&lt;/video&gt;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22">label</text:span><text:span text:style-name="T23">.requis</text:span><text:span text:style-name="T21"> {}</text:span></text:p>
          </table:table-cell>
          <table:table-cell table:style-name="ce37" office:value-type="string" calcext:value-type="string">
            <text:p><text:span text:style-name="T60">&lt;label for=</text:span><text:span text:style-name="T61">""</text:span><text:span text:style-name="T62"> class=</text:span><text:span text:style-name="T61">"requis"</text:span><text:span text:style-name="T62">&gt;</text:span></text:p>
            <text:p><text:span text:style-name="T62">&lt;/label&gt;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24">.contact</text:span><text:span text:style-name="T25"> </text:span><text:span text:style-name="T26">textarea</text:span><text:span text:style-name="T25"> {}</text:span></text:p>
          </table:table-cell>
          <table:table-cell table:style-name="ce34" office:value-type="string" calcext:value-type="string">
            <text:p><text:span text:style-name="T66">&lt;div class=</text:span><text:span text:style-name="T67">"contact"</text:span><text:span text:style-name="T68">&gt;</text:span></text:p>
            <text:p><text:span text:style-name="T68">&lt;textarea name=</text:span><text:span text:style-name="T67">""</text:span><text:span text:style-name="T68"> id=</text:span><text:span text:style-name="T67">""</text:span><text:span text:style-name="T68">&gt;</text:span></text:p>
            <text:p><text:span text:style-name="T68">&lt;/textarea&gt;</text:span></text:p>
            <text:p><text:span text:style-name="T68">&lt;/div&gt;</text:span></text:p>
          </table:table-cell>
          <table:table-cell/>
        </table:table-row>
        <table:table-row table:style-name="ro4">
          <table:table-cell table:style-name="ce50"/>
          <table:table-cell table:style-name="ce56" office:value-type="string" calcext:value-type="string">
            <text:p/>
            <text:p/>
          </table:table-cell>
          <table:table-cell/>
        </table:table-row>
        <table:table-row table:style-name="ro5" table:number-rows-repeated="2">
          <table:table-cell table:style-name="ce50"/>
          <table:table-cell table:number-columns-repeated="2"/>
        </table:table-row>
        <table:table-row table:style-name="ro5">
          <table:table-cell table:style-name="ce5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, Courier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08:51:56.194450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07T20:02:31.766000000</meta:creation-date>
    <dc:date>2020-11-07T09:12:40.418331339</dc:date>
    <meta:editing-duration>PT2H59M59S</meta:editing-duration>
    <meta:editing-cycles>33</meta:editing-cycles>
    <meta:generator>LibreOffice/6.4.6.2$MacOSX_X86_64 LibreOffice_project/0ce51a4fd21bff07a5c061082cc82c5ed232f115</meta:generator>
    <meta:document-statistic meta:table-count="2" meta:cell-count="56" meta:object-count="0"/>
    <meta:user-defined meta:name=""/>
  </office:meta>
</office:document-meta>
</file>